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, 'Courier New'" style:font-family-generic="modern" style:font-pitch="fixed"/>
    <style:font-face style:name="Bitstream Vera Sans1" svg:font-family="'Bitstream Vera Sans'" style:font-pitch="variable"/>
    <style:font-face style:name="Noto Sans Devanagari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629cm" svg:x="1.4cm" svg:y="0.628cm" presentation:class="title">
          <draw:text-box>
            <text:p>No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ode Structure<text:tab/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Node is a simply a container for a set of value(s) along with set of pointer(s) pointing to other nodes (that may be similar or different).</text:p>
              </text:list-item>
              <text:list-item>
                <text:p>In programming languges like C++ NULL pointer indicates that this is pointing to no other no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alysis of Node Structur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operations of the node take place in constant time.</text:p>
              </text:list-item>
              <text:list-item>
                <text:p>A little additional memory is needed to implement node structure to store pointer but this trade-off is usually not bad if there are not lots of Nodes just storing NULL point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in of Nod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de structure allows us to compute things that can’t be computed with fixed number of variables.</text:p>
              </text:list-item>
              <text:list-item>
                <text:p>As a note, if a program requires fixed number of variables, then it is called a constant space progra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 Constant Space Problem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t’s consider we need to read in a series of numbers and then output the largest number and the average of all the numbers.</text:p>
              </text:list-item>
              <text:list-item>
                <text:p>This problem requires only three variables which will store the running total, number of numbers inputed yet and the maximum of the numbers yet rea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Pseudocode</text:p>
          </draw:text-box>
        </draw:frame>
        <draw:frame draw:style-name="gr2" draw:text-style-name="P5" draw:layer="layout" svg:width="10.745cm" svg:height="10.72cm" svg:x="7.679cm" svg:y="3.982cm">
          <draw:text-box>
            <text:p text:style-name="P4"><text:span text:style-name="T1">program</text:span></text:p>
            <text:p text:style-name="P4"><text:span text:style-name="T1"><text:tab/></text:span><text:span text:style-name="T1">let total := 0.0</text:span></text:p>
            <text:p text:style-name="P4"><text:span text:style-name="T1"><text:tab/></text:span><text:span text:style-name="T1">let count := 0</text:span></text:p>
            <text:p text:style-name="P4"><text:span text:style-name="T1"><text:tab/></text:span><text:span text:style-name="T1">let largest := -infty</text:span></text:p>
            <text:p text:style-name="P4"><text:span text:style-name="T1"><text:tab/></text:span><text:span text:style-name="T1"># reading the next integer and keeping</text:span></text:p>
            <text:p text:style-name="P4"><text:span text:style-name="T1"><text:tab/></text:span><text:span text:style-name="T1">#</text:span><text:span text:style-name="T1"><text:tab/></text:span><text:span text:style-name="T1">track of the maximum number.</text:span></text:p>
            <text:p text:style-name="P4"><text:span text:style-name="T1"><text:tab/></text:span><text:span text:style-name="T1">while has-next-integer(in):</text:span></text:p>
            <text:p text:style-name="P4"><text:span text:style-name="T1"><text:tab/></text:span><text:span text:style-name="T1"><text:tab/></text:span><text:span text:style-name="T1">let i := read-integer(in)</text:span></text:p>
            <text:p text:style-name="P4"><text:span text:style-name="T1"><text:tab/></text:span><text:span text:style-name="T1"><text:tab/></text:span><text:span text:style-name="T1">total := total + i</text:span></text:p>
            <text:p text:style-name="P4"><text:span text:style-name="T1"><text:tab/></text:span><text:span text:style-name="T1"><text:tab/></text:span><text:span text:style-name="T1">count := count + 1</text:span></text:p>
            <text:p text:style-name="P4"><text:span text:style-name="T1"><text:tab/></text:span><text:span text:style-name="T1"><text:tab/></text:span><text:span text:style-name="T1">largest := max(largest, i)</text:span></text:p>
            <text:p text:style-name="P4"><text:span text:style-name="T1"><text:tab/></text:span><text:span text:style-name="T1">repeat</text:span></text:p>
            <text:p text:style-name="P4"><text:span text:style-name="T1"><text:tab/></text:span><text:span text:style-name="T1"># print out the maxinum number and</text:span></text:p>
            <text:p text:style-name="P4"><text:span text:style-name="T1"><text:tab/></text:span><text:span text:style-name="T1">#</text:span><text:span text:style-name="T1"><text:tab/></text:span><text:span text:style-name="T1">the average if it’s defined.</text:span></text:p>
            <text:p text:style-name="P4"><text:span text:style-name="T1"><text:tab/></text:span><text:span text:style-name="T1">if count != 0:</text:span></text:p>
            <text:p text:style-name="P4"><text:span text:style-name="T1"><text:tab/></text:span><text:span text:style-name="T1"><text:tab/></text:span><text:span text:style-name="T1">println out “Maximum: “ largest</text:span></text:p>
            <text:p text:style-name="P4"><text:span text:style-name="T1"><text:tab/></text:span><text:span text:style-name="T1"><text:tab/></text:span><text:span text:style-name="T1">println out “Average: “ (total / count)</text:span></text:p>
            <text:p text:style-name="P4"><text:span text:style-name="T1"><text:tab/></text:span><text:span text:style-name="T1">fi</text:span></text:p>
            <text:p text:style-name="P4"><text:span text:style-name="T1">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, 'Courier New'" style:font-family-generic="modern" style:font-pitch="fixed"/>
    <style:font-face style:name="Bitstream Vera Sans1" svg:font-family="'Bitstream Vera Sans'" style:font-pitch="variable"/>
    <style:font-face style:name="Noto Sans Devanagari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N" style:font-name-asian="Noto Sans Devanagari" style:font-family-asian="'Noto Sans Devanagari'" style:font-pitch-asian="variable" style:font-size-asian="12pt" style:language-asian="hi" style:country-asian="IN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Noto Sans Devanagari1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1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1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" style:font-family-asian="'Noto Sans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0T17:43:06.283898779</meta:creation-date>
    <dc:date>2021-07-25T00:33:30.425699386</dc:date>
    <meta:editing-duration>PT41M31S</meta:editing-duration>
    <meta:editing-cycles>6</meta:editing-cycles>
    <meta:generator>LibreOffice/7.0.4.2$Linux_X86_64 LibreOffice_project/00$Build-2</meta:generator>
    <meta:document-statistic meta:object-count="44"/>
  </office:meta>
</office:document-meta>
</file>